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6e57" officeooo:paragraph-rsid="000b6e57"/>
    </style:style>
    <style:style style:name="P2" style:family="paragraph" style:parent-style-name="Standard">
      <style:text-properties fo:font-weight="bold" officeooo:rsid="000b6e57" officeooo:paragraph-rsid="000b6e57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style:font-size-asian="16pt"/>
    </style:style>
    <style:style style:name="T1" style:family="text">
      <style:text-properties style:font-name="Monospace" fo:font-size="16pt" style:font-size-asian="16pt"/>
    </style:style>
    <style:style style:name="T2" style:family="text">
      <style:text-properties fo:color="#000000" style:font-name="Monospace" fo:font-size="16pt" style:text-underline-style="solid" style:text-underline-width="auto" style:text-underline-color="font-color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o 1</text:p>
      <text:p text:style-name="P2"/>
      <text:p text:style-name="P2">Question 2 :</text:p>
      <text:p text:style-name="P1"/>
      <text:p text:style-name="P1"><text:span text:style-name="T1">network.size 10</text:span></text:p>
      <text:p text:style-name="P3"><text:span text:style-name="T1">random.seed 123</text:span></text:p>
      <text:p text:style-name="P3"><text:span text:style-name="T1">simulation.endtime 50000000</text:span></text:p>
      <text:p text:style-name="P4"/>
      <text:p text:style-name="P3"><text:span text:style-name="T1">init.i Initialization</text:span></text:p>
      <text:p text:style-name="P4"/>
      <text:p text:style-name="P3"><text:span text:style-name="T1">protocol.position PositionProtocolImpl</text:span></text:p>
      <text:p text:style-name="P3"><text:span text:style-name="T1">protocol.position.maxspeed 100</text:span></text:p>
      <text:p text:style-name="P3"><text:span text:style-name="T1">protocol.position.minspeed 20</text:span></text:p>
      <text:p text:style-name="P3"><text:span text:style-name="T1">protocol.position.width 1000</text:span></text:p>
      <text:p text:style-name="P3"><text:span text:style-name="T1">protocol.position.height 800</text:span></text:p>
      <text:p text:style-name="P3"><text:span text:style-name="T1">protocol.position.pause 0</text:span></text:p>
      <text:p text:style-name="P4"/>
      <text:p text:style-name="P4"/>
      <text:p text:style-name="P3"><text:span text:style-name="T2">fullrandom</text:span><text:span text:style-name="T1"> FullRandom</text:span></text:p>
      <text:p text:style-name="P3"><text:span text:style-name="T1">fullrandom.positionprotocol position</text:span></text:p>
      <text:p text:style-name="P4"/>
      <text:p text:style-name="P4"/>
      <text:p text:style-name="P3"><text:span text:style-name="T1">control.gmonitor GraphicalMonitor</text:span></text:p>
      <text:p text:style-name="P3"><text:span text:style-name="T1">control.gmonitor.time_slow 0.002</text:span></text:p>
      <text:p text:style-name="P3"><text:span text:style-name="T1">control.gmonitor.step 1</text:span></text:p>
      <text:p text:style-name="P3"><text:span text:style-name="T1">control.gmonitor.from 0</text:span></text:p>
      <text:p text:style-name="P3"><text:span text:style-name="T1">control.gmonitor.positionprotocol position</text:span></text:p>
      <text:p text:style-name="P4"/>
      <text:p text:style-name="P3"><text:span text:style-name="T1">initial_position_strategy FullRandom</text:span></text:p>
      <text:p text:style-name="P3"><text:span text:style-name="T1">initial_position_strategy.positionprotocol position</text:span></text:p>
      <text:p text:style-name="P4"/>
      <text:p text:style-name="P3"><text:span text:style-name="T1">next_destination_strategy FullRandom</text:span></text:p>
      <text:p text:style-name="P1"><text:span text:style-name="T1">next_destination_strategy.positionprotocol position</text:span></text:p>
      <text:p text:style-name="P1"><text:span text:style-name="T1"/></text:p>
      <text:p text:style-name="P2"><text:span text:style-name="T1">Question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8:34:28.526933197</meta:creation-date>
    <dc:date>2019-11-28T18:35:16.196122777</dc:date>
    <meta:editing-duration>PT49S</meta:editing-duration>
    <meta:editing-cycles>1</meta:editing-cycles>
    <meta:document-statistic meta:table-count="0" meta:image-count="0" meta:object-count="0" meta:page-count="1" meta:paragraph-count="24" meta:word-count="48" meta:character-count="666" meta:non-whitespace-character-count="641"/>
    <meta:generator>LibreOffice/6.1.5.2$Linux_X86_64 LibreOffice_project/10$Build-2</meta:generator>
  </office:meta>
</office:document-meta>
</file>